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8"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9" style:family="paragraph" style:parent-style-name="Standard">
      <style:paragraph-properties fo:margin-left="0.5in" fo:margin-right="0in" fo:margin-top="0.1665in" fo:margin-bottom="0.1665in" loext:contextual-spacing="false" fo:line-height="100%" fo:text-indent="0in" style:auto-text-indent="false"/>
      <style:text-properties fo:font-size="18pt" style:font-size-asian="18pt" style:font-size-complex="18pt"/>
    </style:style>
    <style:style style:name="P10" style:family="paragraph" style:parent-style-name="Standard" style:master-page-name="Standard">
      <style:paragraph-properties style:page-number="1"/>
    </style:style>
    <style:style style:name="P11" style:family="paragraph" style:parent-style-name="Heading_20_3">
      <style:paragraph-properties fo:margin-top="0.1945in" fo:margin-bottom="0.0555in" loext:contextual-spacing="false" fo:line-height="100%" fo:keep-together="auto" fo:keep-with-next="auto"/>
    </style:style>
    <style:style style:name="P12" style:family="paragraph">
      <loext:graphic-properties draw:fill="solid" draw:fill-color="#a0a0a0"/>
      <style:paragraph-properties fo:text-align="center"/>
    </style:style>
    <style:style style:name="T1" style:family="text">
      <style:text-properties fo:font-size="23pt" style:font-size-asian="23pt" style:font-size-complex="23pt"/>
    </style:style>
    <style:style style:name="T2" style:family="text">
      <style:text-properties fo:font-size="17pt" style:font-size-asian="17pt" style:font-size-complex="17pt"/>
    </style:style>
    <style:style style:name="T3" style:family="text">
      <style:text-properties fo:font-size="17pt" fo:font-weight="bold" style:font-size-asian="17pt" style:font-weight-asian="bold" style:font-size-complex="17pt"/>
    </style:style>
    <style:style style:name="T4" style:family="text">
      <style:text-properties fo:font-size="18pt" style:font-size-asian="18pt" style:font-size-complex="18pt"/>
    </style:style>
    <style:style style:name="T5" style:family="text">
      <style:text-properties fo:font-size="18pt" fo:font-weight="bold" style:font-size-asian="18pt" style:font-weight-asian="bold" style:font-size-complex="18pt"/>
    </style:style>
    <style:style style:name="T6" style:family="text">
      <style:text-properties fo:color="#000000" fo:font-size="13pt" fo:font-weight="bold" style:font-size-asian="13pt" style:font-weight-asian="bold" style:font-size-complex="13pt"/>
    </style:style>
    <style:style style:name="T7" style:family="text">
      <style:text-properties fo:color="#000000" fo:font-size="10pt" fo:font-weight="bold" style:font-size-asian="10pt" style:font-weight-asian="bold" style:font-size-complex="10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 text:c="48"/><text:span text:style-name="T1">Python</text:span></text:p>
      <text:p text:style-name="Standard"><text:span text:style-name="T1"><text:s/></text:span><text:span text:style-name="T2">Meta title</text:span><text:span text:style-name="T1"> :</text:span><text:span text:style-name="T4"> python course in chennai</text:span></text:p>
      <text:p text:style-name="Standard"><text:span text:style-name="T4"><text:s/></text:span></text:p>
      <text:p text:style-name="Standard"><text:span text:style-name="T4"><text:s/>Meta description : <text:s/>Looking for the best Python course in Chennai? Get hands-on training, real-time projects, and 100% placement support from top-rated institutes. Enroll today and boost your tech career </text:span></text:p>
      <text:p text:style-name="P1"/>
      <text:p text:style-name="Standard"><text:span text:style-name="T4"><text:s text:c="19"/>Python course in chennai </text:span></text:p>
      <text:p text:style-name="Standard"><text:span text:style-name="T4"><text:s text:c="3"/></text:span></text:p>
      <text:p text:style-name="Standard"><text:span text:style-name="T4">Introduction : </text:span><text:span text:style-name="T3">Python Course in Chennai – Your Gateway to a Successful Tech Career</text:span></text:p>
      <text:p text:style-name="P2"><text:span text:style-name="T4">Are you looking to build a career in programming or data science? If so, enrolling in a </text:span><text:span text:style-name="T5">Python course in Chennai</text:span><text:span text:style-name="T4"> could be your best first step. Python is one of the most versatile and beginner-friendly programming languages used in everything from web development to artificial intelligence. With Chennai rapidly growing as a tech and IT hub, there’s no better time or place to start learning Python.</text:span></text:p>
      <text:p text:style-name="P11"><text:bookmark text:name="_gnk2horlfz9z"/><text:span text:style-name="T6">Why Choose a Python Course in Chennai?</text:span></text:p>
      <text:p text:style-name="P2"><text:span text:style-name="T4">Chennai is home to numerous top-rated IT training institutes, tech companies, and a growing startup ecosystem. Here are a few reasons why taking a </text:span><text:span text:style-name="T5">Python course in Chennai</text:span><text:span text:style-name="T4"> is a smart move:</text:span></text:p>
      <text:list xml:id="list3647163033" text:style-name="WWNum2">
        <text:list-item>
          <text:p text:style-name="P3"><text:span text:style-name="T5">High Demand for Python Developers:</text:span><text:span text:style-name="T4"> Pyt</text:span></text:p>
        </text:list-item>
        <text:list-item>
          <text:p text:style-name="P5"><text:span text:style-name="T4">Python is in demand across multiple domains such as data science, machine learning, web development, and automation.<text:line-break/></text:span></text:p>
        </text:list-item>
        <text:list-item>
          <text:p text:style-name="P5"><text:span text:style-name="T5">Experienced Trainers:</text:span><text:span text:style-name="T4"> Institutes in Chennai offer access to experienced trainers who bring real-world projects into the classroom.<text:line-break/></text:span></text:p>
        </text:list-item>
        <text:list-item>
          <text:p text:style-name="P5"><text:span text:style-name="T5">Job-Oriented Training:</text:span><text:span text:style-name="T4"> Most courses focus on practical learning with hands-on projects and placement assistance.<text:line-break/></text:span></text:p>
        </text:list-item>
        <text:list-item>
          <text:p text:style-name="P7"><text:span text:style-name="T5">Flexible Learning Options:</text:span><text:span text:style-name="T4"> Whether you’re a student, working professional, or job seeker, you can find weekday, weekend, or fast-track courses to suit your schedule.<text:line-break/></text:span></text:p>
        </text:list-item>
      </text:list>
      <text:p text:style-name="P11"><text:bookmark text:name="_r1w71wr4u5da"/><text:span text:style-name="T6">What Will You Learn?</text:span></text:p>
      <text:p text:style-name="P2"><text:span text:style-name="T4">A good </text:span><text:span text:style-name="T5">Python course in Chennai</text:span><text:span text:style-name="T4"> covers everything you need to become proficient:</text:span></text:p>
      <text:list xml:id="list2018489394" text:style-name="WWNum1">
        <text:list-item>
          <text:p text:style-name="P4"><text:span text:style-name="T5">Python Basics:</text:span><text:span text:style-name="T4"> Syntax, loops, conditions, functions<text:line-break/></text:span></text:p>
        </text:list-item>
        <text:list-item>
          <text:p text:style-name="P6"><text:span text:style-name="T5">OOPs Concepts:</text:span><text:span text:style-name="T4"> Object-oriented programming in Python<text:line-break/></text:span></text:p>
        </text:list-item>
        <text:list-item>
          <text:p text:style-name="P6"><text:span text:style-name="T5">Advanced Python:</text:span><text:span text:style-name="T4"> Modules, file handling, error handling<text:line-break/></text:span></text:p>
        </text:list-item>
        <text:list-item>
          <text:p text:style-name="P6"><text:span text:style-name="T5">Web Development:</text:span><text:span text:style-name="T4"> Frameworks like Django and Flask<text:line-break/></text:span></text:p>
        </text:list-item>
        <text:list-item>
          <text:p text:style-name="P6"><text:span text:style-name="T5">Data Analysis &amp; Visualization:</text:span><text:span text:style-name="T4"> Libraries like Pandas, NumPy, and Matplotlib<text:line-break/></text:span></text:p>
        </text:list-item>
        <text:list-item>
          <text:p text:style-name="P8"><text:span text:style-name="T5">Real-time Projects:</text:span><text:span text:style-name="T4"> Build practical applications to gain confidence<text:line-break/></text:span></text:p>
        </text:list-item>
      </text:list>
      <text:p text:style-name="P9"/>
      <text:p text:style-name="P11"><text:bookmark text:name="_pxr45nlyxi0h"/><text:soft-page-break/><text:span text:style-name="T6">Placement &amp; Career Support</text:span></text:p>
      <text:p text:style-name="P2"><text:span text:style-name="T4">Most Python training institutes in Chennai provide placement assistance, resume workshops, and interview preparation to help you land your dream job. With companies in Chennai actively hiring Python developers, data analysts, and automation engineers, the opportunities are abundant.</text:span></text:p>
      <text:p text:style-name="P11"><text:bookmark text:name="_z7v8rj2fuxva"/><text:span text:style-name="T6">Final Thoughts</text:span></text:p>
      <text:p text:style-name="P2"><text:span text:style-name="T4">Choosing the right </text:span><text:span text:style-name="T5">Python course in Chennai</text:span><text:span text:style-name="T4"> can be a game-changer for your career. Whether you're aiming to become a software developer, data analyst, or AI engineer, mastering Python is a foundational skill that opens countless doors.</text:span></text:p>
      <text:p text:style-name="P2"><text:span text:style-name="T4">So, don’t wait! Invest in your future today with a high-quality Python course in Chennai and take the first step toward a rewarding tech career.</text:span></text:p>
      <text:p text:style-name="Standard"><draw:rect text:anchor-type="as-char" style:rel-width="100%" draw:z-index="0" draw:style-name="gr1" draw:text-style-name="P12" svg:width="0.0012in" svg:height="0.0213in"><text:p/></draw:rec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8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8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9" meta:word-count="417" meta:character-count="2786" meta:non-whitespace-character-count="2319"/>
    <meta:generator>LibreOfficeDev/6.0.5.2$Linux_X86_64 LibreOffice_project/</meta:generator>
  </office:meta>
</office:document-meta>
</file>